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paragraph-rsid="001dc34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44930f"/>
    </style:style>
    <style:style style:name="P8" style:family="paragraph" style:parent-style-name="Standard">
      <style:paragraph-properties fo:text-align="justify" style:justify-single-word="false"/>
      <style:text-properties officeooo:paragraph-rsid="003680d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9"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0" style:family="paragraph" style:parent-style-name="Standard">
      <style:paragraph-properties fo:text-align="justify" style:justify-single-word="false"/>
      <style:text-properties officeooo:paragraph-rsid="003e180c"/>
    </style:style>
    <style:style style:name="P21" style:family="paragraph" style:parent-style-name="Standard">
      <style:paragraph-properties fo:text-align="justify" style:justify-single-word="false"/>
      <style:text-properties style:font-name="Georgia" officeooo:rsid="0025625d" officeooo:paragraph-rsid="004665f0" style:font-name-asian="Georgia1" style:font-name-complex="Georgia1"/>
    </style:style>
    <style:style style:name="P22" style:family="paragraph" style:parent-style-name="Standard" style:list-style-name="L2">
      <style:paragraph-properties fo:text-align="justify" style:justify-single-word="false"/>
      <style:text-properties officeooo:paragraph-rsid="003e180c"/>
    </style:style>
    <style:style style:name="P2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5"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26" style:family="paragraph" style:parent-style-name="Standard" style:list-style-name="L5">
      <style:paragraph-properties fo:text-align="justify" style:justify-single-word="false"/>
      <style:text-properties style:font-name="Georgia" officeooo:rsid="0023ad53" officeooo:paragraph-rsid="00404421" style:font-name-asian="Georgia1" style:font-name-complex="Georgia1"/>
    </style:style>
    <style:style style:name="P27"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9" style:family="paragraph" style:parent-style-name="Standard" style:list-style-name="L6">
      <style:paragraph-properties fo:text-align="justify" style:justify-single-word="false"/>
      <style:text-properties style:font-name="Georgia" officeooo:rsid="0023ad53" officeooo:paragraph-rsid="00404421" style:font-name-asian="Georgia1" style:font-name-complex="Georgia1"/>
    </style:style>
    <style:style style:name="P30" style:family="paragraph" style:parent-style-name="Standard" style:list-style-name="L7">
      <style:paragraph-properties fo:text-align="justify" style:justify-single-word="false"/>
      <style:text-properties style:font-name="Georgia" officeooo:rsid="0023ad53" officeooo:paragraph-rsid="00404421" style:font-name-asian="Georgia1" style:font-name-complex="Georgia1"/>
    </style:style>
    <style:style style:name="P31" style:family="paragraph" style:parent-style-name="Standard" style:list-style-name="L8">
      <style:paragraph-properties fo:text-align="justify" style:justify-single-word="false"/>
      <style:text-properties style:font-name="Georgia" officeooo:rsid="0023ad53" officeooo:paragraph-rsid="00404421" style:font-name-asian="Georgia1" style:font-name-complex="Georgia1"/>
    </style:style>
    <style:style style:name="P32" style:family="paragraph" style:parent-style-name="Standard" style:list-style-name="L9">
      <style:paragraph-properties fo:text-align="justify" style:justify-single-word="false"/>
      <style:text-properties style:font-name="Georgia" officeooo:rsid="0023ad53" officeooo:paragraph-rsid="00404421" style:font-name-asian="Georgia1" style:font-name-complex="Georgia1"/>
    </style:style>
    <style:style style:name="P3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34"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35" style:family="paragraph" style:parent-style-name="Standard">
      <style:paragraph-properties fo:text-align="center" style:justify-single-word="false"/>
      <style:text-properties style:font-name="Georgia" fo:font-weight="bold" officeooo:rsid="0023ad53" officeooo:paragraph-rsid="003e180c" style:font-name-asian="Georgia1" style:font-weight-asian="bold" style:font-name-complex="Georgia1" style:font-weight-complex="bold"/>
    </style:style>
    <style:style style:name="P36"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37" style:family="paragraph" style:parent-style-name="Standard">
      <style:paragraph-properties fo:text-align="justify" style:justify-single-word="false"/>
      <style:text-properties style:text-underline-style="solid" style:text-underline-width="auto" style:text-underline-color="font-color" fo:font-weight="normal" officeooo:paragraph-rsid="003f3f15" style:font-weight-asian="normal" style:font-weight-complex="normal"/>
    </style:style>
    <style:style style:name="P38" style:family="paragraph" style:parent-style-name="Standard">
      <style:paragraph-properties fo:text-align="justify" style:justify-single-word="false"/>
      <style:text-properties fo:font-weight="normal" officeooo:paragraph-rsid="003f3f15"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paragraph-rsid="003f3f15" style:font-weight-asian="normal" style:font-weight-complex="normal"/>
    </style:style>
    <style:style style:name="P40" style:family="paragraph" style:parent-style-name="Standard" style:list-style-name="L10">
      <style:paragraph-properties fo:text-align="justify" style:justify-single-word="false"/>
      <style:text-properties fo:font-weight="normal" officeooo:paragraph-rsid="003f3f15" style:font-weight-asian="normal" style:font-weight-complex="normal"/>
    </style:style>
    <style:style style:name="P41" style:family="paragraph" style:parent-style-name="Standard">
      <style:paragraph-properties fo:margin-left="1.27cm" fo:text-align="justify" style:justify-single-word="false" fo:text-indent="0cm" style:auto-text-indent="false"/>
      <style:text-properties fo:font-weight="normal" officeooo:paragraph-rsid="003f3f15" style:font-weight-asian="normal" style:font-weight-complex="normal"/>
    </style:style>
    <style:style style:name="P42" style:family="paragraph" style:parent-style-name="Standard">
      <style:paragraph-properties fo:text-align="justify" style:justify-single-word="false"/>
      <style:text-properties fo:font-size="9pt" fo:font-weight="normal" officeooo:paragraph-rsid="003f3f15" style:font-size-asian="7.84999990463257pt" style:font-weight-asian="normal" style:font-size-complex="9pt" style:font-weight-complex="normal"/>
    </style:style>
    <style:style style:name="P43" style:family="paragraph" style:parent-style-name="Standard" style:list-style-name="L11">
      <style:paragraph-properties fo:text-align="justify" style:justify-single-word="false"/>
      <style:text-properties fo:font-weight="normal" officeooo:paragraph-rsid="003f3f15" style:font-weight-asian="normal" style:font-weight-complex="normal"/>
    </style:style>
    <style:style style:name="P44" style:family="paragraph" style:parent-style-name="Standard" style:list-style-name="L12">
      <style:paragraph-properties fo:text-align="justify" style:justify-single-word="false"/>
      <style:text-properties fo:font-weight="normal" officeooo:paragraph-rsid="003f3f15" style:font-weight-asian="normal" style:font-weight-complex="normal"/>
    </style:style>
    <style:style style:name="P45" style:family="paragraph" style:parent-style-name="Standard" style:list-style-name="L13">
      <style:paragraph-properties fo:text-align="justify" style:justify-single-word="false"/>
      <style:text-properties fo:font-weight="normal" officeooo:paragraph-rsid="003f3f15" style:font-weight-asian="normal" style:font-weight-complex="normal"/>
    </style:style>
    <style:style style:name="P46" style:family="paragraph" style:parent-style-name="Standard">
      <style:paragraph-properties fo:text-align="justify" style:justify-single-word="false"/>
      <style:text-properties officeooo:paragraph-rsid="003f3f15"/>
    </style:style>
    <style:style style:name="P47"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48" style:family="paragraph" style:parent-style-name="Standard">
      <style:paragraph-properties fo:text-align="justify" style:justify-single-word="false"/>
      <style:text-properties officeooo:paragraph-rsid="002b8d94"/>
    </style:style>
    <style:style style:name="P49" style:family="paragraph" style:parent-style-name="Standard">
      <style:paragraph-properties fo:text-align="justify" style:justify-single-word="false"/>
      <style:text-properties style:font-name="Georgia" officeooo:rsid="0025625d" officeooo:paragraph-rsid="004d4342" style:font-name-asian="Georgia1" style:font-name-complex="Georgia1"/>
    </style:style>
    <style:style style:name="P50" style:family="paragraph" style:parent-style-name="Standard" style:list-style-name="L2">
      <style:paragraph-properties fo:text-align="justify" style:justify-single-word="false"/>
      <style:text-properties officeooo:paragraph-rsid="004d4342"/>
    </style:style>
    <style:style style:name="P51" style:family="paragraph" style:parent-style-name="Standard" style:list-style-name="L2">
      <style:paragraph-properties fo:text-align="justify" style:justify-single-word="false"/>
      <style:text-properties style:font-name="Georgia" officeooo:rsid="0023ad53" officeooo:paragraph-rsid="004d4342" style:font-name-asian="Georgia1" style:font-name-complex="Georgia1"/>
    </style:style>
    <style:style style:name="P52"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55" style:family="paragraph" style:parent-style-name="Standard" style:list-style-name="L15">
      <style:paragraph-properties fo:text-align="justify" style:justify-single-word="false"/>
      <style:text-properties style:font-name="Georgia" officeooo:rsid="0023ad53" officeooo:paragraph-rsid="002688cc" style:font-name-asian="Georgia1" style:font-name-complex="Georgia1"/>
    </style:style>
    <style:style style:name="P56" style:family="paragraph" style:parent-style-name="Standard">
      <style:paragraph-properties fo:text-align="justify" style:justify-single-word="false"/>
      <style:text-properties style:font-name="Georgia" officeooo:paragraph-rsid="004a77ec" style:font-name-asian="Georgia1" style:font-name-complex="Georgia1"/>
    </style:style>
    <style:style style:name="P5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a77ec"/>
    </style:style>
    <style:style style:name="P58" style:family="paragraph" style:parent-style-name="Standard">
      <style:paragraph-properties fo:text-align="justify" style:justify-single-word="false"/>
      <style:text-properties style:font-name="Georgia" officeooo:rsid="0023ad53" officeooo:paragraph-rsid="004a77ec" style:font-name-asian="Georgia1" style:font-name-complex="Georgia1"/>
    </style:style>
    <style:style style:name="P59" style:family="paragraph" style:parent-style-name="Standard">
      <style:paragraph-properties fo:text-align="justify" style:justify-single-word="false"/>
      <style:text-properties style:font-name="Georgia" fo:font-weight="bold" officeooo:paragraph-rsid="004a77ec" style:font-name-asian="Georgia1" style:font-weight-asian="bold" style:font-name-complex="Georgia1" style:font-weight-complex="bold"/>
    </style:style>
    <style:style style:name="P60" style:family="paragraph" style:parent-style-name="Standard" style:list-style-name="L16">
      <style:paragraph-properties fo:text-align="justify" style:justify-single-word="false"/>
      <style:text-properties style:font-name="Georgia" officeooo:paragraph-rsid="004a77ec" style:font-name-asian="Georgia1" style:font-name-complex="Georgia1"/>
    </style:style>
    <style:style style:name="P61" style:family="paragraph" style:parent-style-name="Standard">
      <style:paragraph-properties fo:text-align="justify" style:justify-single-word="false"/>
      <style:text-properties style:font-name="Georgia" officeooo:paragraph-rsid="004d4342" style:font-name-asian="Georgia1" style:font-name-complex="Georgia1"/>
    </style:style>
    <style:style style:name="P62" style:family="paragraph" style:parent-style-name="Heading_20_2" style:list-style-name="L1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d4342"/>
    </style:style>
    <style:style style:name="P6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4e8a1d"/>
    </style:style>
    <style:style style:name="P64" style:family="paragraph" style:parent-style-name="Standard">
      <style:paragraph-properties fo:text-align="justify" style:justify-single-word="false"/>
      <style:text-properties style:font-name="Georgia" officeooo:paragraph-rsid="004e8a1d" style:font-name-asian="Georgia1" style:font-name-complex="Georgia1"/>
    </style:style>
    <style:style style:name="P65" style:family="paragraph" style:parent-style-name="Standard">
      <style:paragraph-properties fo:text-align="justify" style:justify-single-word="false"/>
      <style:text-properties style:font-name="Georgia" fo:font-weight="normal" officeooo:paragraph-rsid="004e8a1d" style:font-name-asian="Georgia1" style:font-weight-asian="normal" style:font-name-complex="Georgia1" style:font-weight-complex="normal"/>
    </style:style>
    <style:style style:name="P66" style:family="paragraph" style:parent-style-name="Standard">
      <style:paragraph-properties fo:text-align="justify" style:justify-single-word="false"/>
      <style:text-properties fo:font-weight="normal" officeooo:paragraph-rsid="004e8a1d" style:font-weight-asian="normal" style:font-weight-complex="normal"/>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4930f" style:font-name-asian="Georgia1" style:font-name-complex="Georgia1"/>
    </style:style>
    <style:style style:name="T5" style:family="text">
      <style:text-properties officeooo:rsid="003593c8"/>
    </style:style>
    <style:style style:name="T6" style:family="text">
      <style:text-properties style:font-name="Georgia" fo:font-weight="bold" style:font-name-asian="Georgia1" style:font-weight-asian="bold" style:font-name-complex="Georgia1"/>
    </style:style>
    <style:style style:name="T7" style:family="text">
      <style:text-properties officeooo:rsid="004665f0"/>
    </style:style>
    <style:style style:name="T8" style:family="text">
      <style:text-properties officeooo:rsid="004d4342"/>
    </style:style>
    <style:style style:name="T9" style:family="text">
      <style:text-properties style:font-name="Georgia" officeooo:rsid="0046e946" style:font-name-asian="Georgia1" style:font-name-complex="Georgia1"/>
    </style:style>
    <style:style style:name="T10" style:family="text">
      <style:text-properties style:font-name="Georgia" officeooo:rsid="004665f0" style:font-name-asian="Georgia1" style:font-name-complex="Georgia1"/>
    </style:style>
    <style:style style:name="T11" style:family="text">
      <style:text-properties style:font-name="Georgia" officeooo:rsid="0046b1b4" style:font-name-asian="Georgia1" style:font-name-complex="Georgia1"/>
    </style:style>
    <style:style style:name="T12" style:family="text">
      <style:text-properties officeooo:rsid="00476ef4"/>
    </style:style>
    <style:style style:name="T13" style:family="text">
      <style:text-properties style:font-name="Georgia" officeooo:rsid="004d4342" style:font-name-asian="Georgia1" style:font-name-complex="Georgia1"/>
    </style:style>
    <style:style style:name="T14" style:family="text">
      <style:text-properties officeooo:rsid="0050009e"/>
    </style:style>
    <style:style style:name="T15" style:family="text">
      <style:text-properties fo:font-weight="bold" style:font-weight-asian="bold" style:font-weight-complex="bold"/>
    </style:style>
    <style:style style:name="T16" style:family="text">
      <style:text-properties officeooo:rsid="004e8a1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Cadrage des<text:line-break/>jalons 7, 8 et 9</text:p>
      <text:p text:style-name="P5"/>
      <text:p text:style-name="P2"><draw:frame draw:style-name="fr1" draw:name="image6.png" text:anchor-type="as-char" svg:width="10.601cm" svg:height="1.842cm" draw:z-index="18"><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Axel MOURILLON</text:span><text:span text:style-name="T3"> – </text:span><text:span text:style-name="T4">Chef de projet</text:span></text:p>
      <text:p text:style-name="P8">📅 <text:span text:style-name="T1">Date de Création : </text:span><text:span text:style-name="T3">22/11/2024</text:span></text:p>
      <text:p text:style-name="P6"/>
      <text:p text:style-name="P7">🖋️ <text:span text:style-name="T5">Dernier m</text:span><text:span text:style-name="T1">odificateur : </text:span><text:span text:style-name="T2">Axel MOURILLON</text:span><text:span text:style-name="T3"> – </text:span><text:span text:style-name="T4">Chef de projet</text:span></text:p>
      <text:p text:style-name="P7">📅 <text:span text:style-name="T1">Date de modification : </text:span><text:span text:style-name="T4">02</text:span><text:span text:style-name="T3">/</text:span><text:span text:style-name="T4">01</text:span><text:span text:style-name="T3">/202</text:span><text:span text:style-name="T4">5</text:span></text:p>
      <text:p text:style-name="P7"><text:span text:style-name="T3">🔄 Version : </text:span><text:span text:style-name="T4">2.0</text:span></text:p>
      <text:p text:style-name="P9"/>
      <text:section text:style-name="Sect1" text:name="Section2">
        <text:p text:style-name="P10"><draw:frame draw:style-name="fr2" draw:name="Image2" text:anchor-type="as-char" svg:y="-0.728cm" svg:width="5.89cm" svg:height="1.669cm" draw:z-index="19"><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20"><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395_377169772" text:style-name="Index_20_Link" text:visited-style-name="Index_20_Link">I. Jalon 7 : Mémoire du projet<text:tab/>2</text:a></text:p>
          <text:p text:style-name="P15"><text:a xlink:type="simple" xlink:href="#__RefHeading___Toc399_377169772%20Copie%204%20Copie%201%20Copie%202" text:style-name="Index_20_Link" text:visited-style-name="Index_20_Link">A) Résumé du jalon<text:tab/>2</text:a></text:p>
          <text:p text:style-name="P16"><text:a xlink:type="simple" xlink:href="#__RefHeading___Toc554_377169772%20Copie%201%20Copie%203" text:style-name="Index_20_Link" text:visited-style-name="Index_20_Link">1/ Fond – Contenu du mémoire<text:tab/>2</text:a></text:p>
          <text:p text:style-name="P16"><text:a xlink:type="simple" xlink:href="#__RefHeading___Toc554_377169772%20Copie%201%20Copie%204" text:style-name="Index_20_Link" text:visited-style-name="Index_20_Link">2/ Forme – Présentation et formatage du mémoire<text:tab/>2</text:a></text:p>
          <text:p text:style-name="P15"><text:a xlink:type="simple" xlink:href="#__RefHeading___Toc399_377169772%20Copie%204%20Copie%201%20Copie%201%20Copie%201" text:style-name="Index_20_Link" text:visited-style-name="Index_20_Link">B) Détails à faire apparaître<text:tab/>3</text:a></text:p>
          <text:p text:style-name="P14"><text:a xlink:type="simple" xlink:href="#__RefHeading___Toc395_377169772%20Copie%201" text:style-name="Index_20_Link" text:visited-style-name="Index_20_Link">II. Jalon 8 : Présentation finale client et vidéo de démonstration<text:tab/>6</text:a></text:p>
          <text:p text:style-name="P15"><text:a xlink:type="simple" xlink:href="#__RefHeading___Toc399_377169772%20Copie%204%20Copie%201" text:style-name="Index_20_Link" text:visited-style-name="Index_20_Link">A) Présentation finale client<text:tab/>6</text:a></text:p>
          <text:p text:style-name="P16"><text:a xlink:type="simple" xlink:href="#__RefHeading___Toc554_377169772%20Copie%201" text:style-name="Index_20_Link" text:visited-style-name="Index_20_Link">1/ Phase 1 : Soutenance orale (15 minutes)<text:tab/>6</text:a></text:p>
          <text:p text:style-name="P16"><text:a xlink:type="simple" xlink:href="#__RefHeading___Toc554_377169772%20Copie%201%20Copie%201" text:style-name="Index_20_Link" text:visited-style-name="Index_20_Link">2/ Phase 2 : Questions – Réponses (10 minutes)<text:tab/>6</text:a></text:p>
          <text:p text:style-name="P15"><text:a xlink:type="simple" xlink:href="#__RefHeading___Toc399_377169772%20Copie%204%20Copie%201%20Copie%201" text:style-name="Index_20_Link" text:visited-style-name="Index_20_Link">B) Vidéo de démonstration<text:tab/>7</text:a></text:p>
          <text:p text:style-name="P14"><text:a xlink:type="simple" xlink:href="#__RefHeading___Toc395_377169772%20Copie%201%20Copie%201" text:style-name="Index_20_Link" text:visited-style-name="Index_20_Link">III. Jalon 9 : Proof Of Concept (POC)<text:tab/>8</text:a></text:p>
        </text:index-body>
      </text:table-of-content>
      <text:p text:style-name="P6"/>
      <text:p text:style-name="P6"/>
      <text:p text:style-name="P17"/>
      <text:list xml:id="list1060211258" text:style-name="L1">
        <text:list-item>
          <text:p text:style-name="P18"><text:bookmark-start text:name="__RefHeading___Toc395_377169772"/>Jalon 7 : Mémoire du projet<text:bookmark-end text:name="__RefHeading___Toc395_377169772"/></text:p>
        </text:list-item>
      </text:list>
      <text:p text:style-name="P19"><text:span text:style-name="T6"/></text:p>
      <text:p text:style-name="P20"><text:span text:style-name="T6">Introduction de la section :</text:span><text:span text:style-name="T1"> </text:span></text:p>
      <text:p text:style-name="P21">Cette section <text:span text:style-name="T7">traite la partie relative au jalon </text:span><text:span text:style-name="T8">7</text:span><text:span text:style-name="T7"> dans le document de cadrage</text:span></text:p>
      <text:list xml:id="list3327358910" text:style-name="L2">
        <text:list-item>
          <text:p text:style-name="P22"><text:span text:style-name="T1">Résumé </text:span><text:span text:style-name="T9">du jalon</text:span><text:span text:style-name="T1"> : </text:span><text:span text:style-name="T10">résume syntétique </text:span><text:span text:style-name="T11">de l’énoncé</text:span></text:p>
        </text:list-item>
        <text:list-item>
          <text:p text:style-name="P22"><text:span text:style-name="T11">Détails à faire apparaître</text:span><text:span text:style-name="T1"> : </text:span><text:span text:style-name="T11">liste des détails devant figurer dans le mémoire (jalon 7)</text:span></text:p>
        </text:list-item>
      </text:list>
      <text:p text:style-name="P20"/>
      <text:p text:style-name="P19"/>
      <text:list xml:id="list2018964924" text:style-name="L3">
        <text:list-item>
          <text:p text:style-name="P23"><text:bookmark-start text:name="__RefHeading___Toc399_377169772 Copie 4 Copie 1 Copie 2"/>Résumé du jalon<text:bookmark-end text:name="__RefHeading___Toc399_377169772 Copie 4 Copie 1 Copie 2"/></text:p>
        </text:list-item>
      </text:list>
      <text:p text:style-name="P19"/>
      <text:list xml:id="list4214433296" text:style-name="L4">
        <text:list-item>
          <text:p text:style-name="P24"><text:bookmark-start text:name="__RefHeading___Toc554_377169772 Copie 1 Copie 3"/>Fond – Contenu du mémoire<text:bookmark-end text:name="__RefHeading___Toc554_377169772 Copie 1 Copie 3"/></text:p>
        </text:list-item>
      </text:list>
      <text:p text:style-name="P25"/>
      <text:p text:style-name="P25"><text:tab/>Une présentation succincte de notre société fictive est attendu. Il faudra également traité du périmètre du projet, c’est-à-dire de ses frontières et de ses livrables (qui peuvent évoluer et être modifier tout au long des projets). Il est important de préciser ce qui sera et ne sera pas dans le périmètre du projet. Pour définir ce périmètre, on commence établir un périmètre de projet provisoire, sur la base des données transmises par le sponsor du projet, afin de déterminer ce qui est et n’est pas dans le projet et la planification de celui-ci. On enchaîne en établissant le périmètre de projet détaillé, incluant les travaux à réaliser. Puis on le fait valider. Ce procédé définition du périmètre du projet peut être résumer ainsi :</text:p>
      <text:list text:style-name="L5">
        <text:list-item>
          <text:p text:style-name="P26">Recueillir les données nécessaires</text:p>
        </text:list-item>
        <text:list-item>
          <text:p text:style-name="P26">Planifier le périmètre de projet</text:p>
        </text:list-item>
        <text:list-item>
          <text:p text:style-name="P26">Définir le périmètre provisoire de projet</text:p>
        </text:list-item>
        <text:list-item>
          <text:p text:style-name="P26">Définir le périmètre du projet</text:p>
        </text:list-item>
      </text:list>
      <text:p text:style-name="P25"><text:tab/>Il est également nécessaire d’aborder les aspects technique, financier, de développement durable et de cybersécurité du projet, ainsi que les contraintes humaines l’ayant régi. Une maquette (GANTT, etc) est attendu pour illustrer la répartition des charges.</text:p>
      <text:p text:style-name="P25"><text:tab/>Le projet doit également avoir une conclusion, détaillant sa pérennité et ses évolutions futures, la cohérence des choix techniques qui ont été fait, l’intérêt qu’il présente et des conseils quant aux solutions à choisir pour régler les problèmes rencontrées et les problèmes restants</text:p>
      <text:p text:style-name="P27"/>
      <text:p text:style-name="P27"/>
      <text:list xml:id="list154217380689004" text:continue-list="list4214433296" text:style-name="L4">
        <text:list-item>
          <text:p text:style-name="P28"><text:bookmark-start text:name="__RefHeading___Toc554_377169772 Copie 1 Copie 4"/>Forme – Présentation et formatage du mémoire<text:bookmark-end text:name="__RefHeading___Toc554_377169772 Copie 1 Copie 4"/></text:p>
        </text:list-item>
      </text:list>
      <text:p text:style-name="P25"/>
      <text:p text:style-name="P25">Général :</text:p>
      <text:list text:style-name="L6">
        <text:list-item>
          <text:p text:style-name="P29">Minimum 20 pages – Maximum 30 pages (hors annexes)</text:p>
        </text:list-item>
        <text:list-item>
          <text:p text:style-name="P29">Sommaire : Numérotation des pages après le sommaire</text:p>
        </text:list-item>
        <text:list-item>
          <text:p text:style-name="P29">Annexes : entre 5 et 15 pages, avec sommaire et numérotation indépendante</text:p>
        </text:list-item>
        <text:list-item>
          <text:p text:style-name="P29">Impression recto-verso</text:p>
        </text:list-item>
        <text:list-item>
          <text:p text:style-name="P29">N’hésitez pas à enrichir en fonction de votre imagination</text:p>
        </text:list-item>
        <text:list-item>
          <text:p text:style-name="P29">Cartouche suivant, obligatoire en seconde de couverture, ainsi que les logos GRETA/IUT : </text:p>
          <text:p text:style-name="P29">Travail réalisé dans le cadre d’une mise en situation professionnelle support de l’enseignement gestion de projet/management/communication du BUT3 RT Parcours Cybersécurité session 24-25.</text:p>
        </text:list-item>
      </text:list>
      <text:p text:style-name="P25"><text:soft-page-break/>Page de garde :</text:p>
      <text:list text:style-name="L7">
        <text:list-item>
          <text:p text:style-name="P30">Logos GRETA/IUT</text:p>
        </text:list-item>
        <text:list-item>
          <text:p text:style-name="P30">Rappel de la section → BUT 3 2024-2025</text:p>
        </text:list-item>
        <text:list-item>
          <text:p text:style-name="P30">Rappel de l’objet / du titre</text:p>
        </text:list-item>
        <text:list-item>
          <text:p text:style-name="P30">Nom de l’intervenant</text:p>
        </text:list-item>
        <text:list-item>
          <text:p text:style-name="P30">Matière concernée</text:p>
        </text:list-item>
        <text:list-item>
          <text:p text:style-name="P30">Nom et prénom</text:p>
        </text:list-item>
      </text:list>
      <text:p text:style-name="P25">En-tête :</text:p>
      <text:list text:style-name="L8">
        <text:list-item>
          <text:p text:style-name="P31">Logos GRETA/IUT</text:p>
        </text:list-item>
        <text:list-item>
          <text:p text:style-name="P31">Pied de page :</text:p>
        </text:list-item>
        <text:list-item>
          <text:p text:style-name="P31">Numérotation, en bas à droite</text:p>
        </text:list-item>
        <text:list-item>
          <text:p text:style-name="P31">Nom et prénom à gauche</text:p>
        </text:list-item>
        <text:list-item>
          <text:p text:style-name="P31">Rappel section, objet / titre et année au centre</text:p>
        </text:list-item>
      </text:list>
      <text:p text:style-name="P25">Corps de texte :</text:p>
      <text:list text:style-name="L9">
        <text:list-item>
          <text:p text:style-name="P32">Police : Arial 10 pts maximum.</text:p>
        </text:list-item>
        <text:list-item>
          <text:p text:style-name="P32">Interligne : simple.</text:p>
        </text:list-item>
        <text:list-item>
          <text:p text:style-name="P32">Format de paragraphe : justifié</text:p>
        </text:list-item>
      </text:list>
      <text:p text:style-name="P25"/>
      <text:p text:style-name="P27"/>
      <text:list text:continue-list="list2018964924" text:style-name="L3">
        <text:list-item>
          <text:p text:style-name="P33"><text:bookmark-start text:name="__RefHeading___Toc399_377169772 Copie 4 Copie 1 Copie 1 Copie 1"/>Détails à faire apparaître<text:bookmark-end text:name="__RefHeading___Toc399_377169772 Copie 4 Copie 1 Copie 1 Copie 1"/></text:p>
        </text:list-item>
      </text:list>
      <text:p text:style-name="P19"/>
      <text:p text:style-name="P34"><text:tab/>Tous les paragraphes ci-après doivent être présenté dans le livrable, c’est-à-dire mémoire de 20 à 25 pages. D’autres paragraphes propre au projet apparaîtront. Il est également préférable de privilégier le positionnement des éléments purement techniques en annexes</text:p>
      <text:p text:style-name="P34"/>
      <text:p text:style-name="P35">Date butoir de rendu mémoire : 2 juin 2025, à 17h (groupe 1)</text:p>
      <text:p text:style-name="P36"/>
      <text:p text:style-name="P37">Présentation de votre société :</text:p>
      <text:p text:style-name="P38"><text:tab/>Présentation succincte de l’organisation, de la société fictive.</text:p>
      <text:p text:style-name="P38"/>
      <text:p text:style-name="P37">Périmètre du projet :</text:p>
      <text:p text:style-name="P38"><text:tab/>La définition du périmètre du projet donne aux parties prenantes une compréhension partagée du projet et de ses objectifs. </text:p>
      <text:p text:style-name="P38"><text:tab/>Le périmètre délimite les frontières du projet et couvre la totalité des livrables inclus dans le projet du point de vue des parties prenantes. Ces livrables, c’est-à-dire le projet et le(s) produit(s) en général, peuvent évoluer et être modifier tout au long des projets, il est donc important de préciser dès le début ce qui sera, <text:span text:style-name="T12">ou</text:span> pas, dans le périmètre du projet. </text:p>
      <text:p text:style-name="P38"><text:tab/>On établit d’abord, au cours de l’initialisation, un périmètre de projet provisoire, reposant sur les données transmises par le sponsor du projet. Cela détermine ce qui est et n’est pas dans le projet, ainsi que les processus de planification. Ensuite, le périmètre de projet détaillé (dit « définitif ») inclut les travaux à réaliser. Une fois validée, cette définition du projet constitue la base des modifications et évolutions ultérieures du projet.</text:p>
      <text:p text:style-name="P39">Étapes de la définition du périmètre du projet :</text:p>
      <text:list text:style-name="L10">
        <text:list-item>
          <text:p text:style-name="P40">Recueillir les données nécessaires</text:p>
        </text:list-item>
        <text:list-item>
          <text:p text:style-name="P40">Planifier le périmètre de projet</text:p>
        </text:list-item>
        <text:list-item>
          <text:p text:style-name="P40">Définir le périmètre provisoire de projet</text:p>
        </text:list-item>
        <text:list-item>
          <text:p text:style-name="P40">Définir le périmètre du projet</text:p>
        </text:list-item>
      </text:list>
      <text:p text:style-name="P37"><text:soft-page-break/>Justification de la réponse à l’appel d’offre ou du besoin client :</text:p>
      <text:p text:style-name="P41">En quoi notre société (groupe projet) s’inscrit-elle dans la réponse au besoin du client</text:p>
      <text:p text:style-name="P41">En quoi notre équipe a les compétences pour répondre à la problématique du client.</text:p>
      <text:p text:style-name="P38"/>
      <text:p text:style-name="P37">Réponse(s) technique :</text:p>
      <text:p text:style-name="P38"><text:tab/>La partie technique présente la ou les solutions proposées pour répondre à la demande du client. L’étude technique devra présenter au moins une solution alternative, expliquant les raisons du « non choix ».</text:p>
      <text:p text:style-name="P38"/>
      <text:p text:style-name="P37">Aspect financier et chiffrage :</text:p>
      <text:p text:style-name="P38"><text:tab/>Décrire les aspects financiers (budget, devis…), étude des coûts, retour sur investissement et rentabilité client.</text:p>
      <text:p text:style-name="P38"/>
      <text:p text:style-name="P37">Aspect développement durable :</text:p>
      <text:p text:style-name="P38"><text:tab/>Décrire la politique dans laquelle s’inscrit le projet. Notre entreprise intègre-t-elle les notions liées au développement durable et l’économie de ressources dans son fonctionnement, voire sa stratégie ?</text:p>
      <text:p text:style-name="P38"><text:tab/>Cela se traduit-il sur le Système d’Informations (SI) ? Si oui, préciser l’incidence sur les choix organisationnels, l’infrastructure, les achats ?</text:p>
      <text:p text:style-name="P38"/>
      <text:p text:style-name="P37">Aspect cybersécurité :</text:p>
      <text:p text:style-name="P38"><text:tab/>Proposer un environnement de sécurité dimensionné pour ce projet : adapté, réaliste, raisonnable, etc. </text:p>
      <text:p text:style-name="P38"><text:tab/>En fonction du contexte, s’appuyer sur tout ou partie des éléments clés à inclure dans un cahier des charges cybersécurité.</text:p>
      <text:p text:style-name="P38"/>
      <text:p text:style-name="P37">Contraintes techniques et humaines :</text:p>
      <text:p text:style-name="P38"><text:tab/>Développer les problématiques techniques, organisationnelles et de déploiement, ainsi que les répercutions sur le personnel et les solutions apportées.</text:p>
      <text:p text:style-name="P38"/>
      <text:p text:style-name="P37">Maquette :</text:p>
      <text:p text:style-name="P38"><text:tab/>Réaliser une maquette illustrant la répartition des charges de chacun ainsi que le planning de déploiement (Gantt…)</text:p>
      <text:p text:style-name="P42"/>
      <text:p text:style-name="P37">Conclusion du projet :</text:p>
      <text:list text:style-name="L11">
        <text:list-item>
          <text:p text:style-name="P43">Pérennité du projet</text:p>
        </text:list-item>
        <text:list-item>
          <text:p text:style-name="P43">Cohérence des choix techniques</text:p>
        </text:list-item>
        <text:list-item>
          <text:p text:style-name="P43">Évolutions futures</text:p>
        </text:list-item>
        <text:list-item>
          <text:p text:style-name="P43">Intérêt pour l’entreprise</text:p>
        </text:list-item>
        <text:list-item>
          <text:p text:style-name="P43">Conseil sur la solution à choisir</text:p>
        </text:list-item>
      </text:list>
      <text:p text:style-name="P42"/>
      <text:p text:style-name="P37">Formatage :</text:p>
      <text:list text:style-name="L12">
        <text:list-item>
          <text:p text:style-name="P44">Police : Arial 10 pts maximum.</text:p>
        </text:list-item>
        <text:list-item>
          <text:p text:style-name="P44">Interligne : simple.</text:p>
        </text:list-item>
        <text:list-item>
          <text:p text:style-name="P44">Format de paragraphe : justifié</text:p>
        </text:list-item>
        <text:list-item>
          <text:p text:style-name="P44">Sommaire</text:p>
          <text:list>
            <text:list-header>
              <text:p text:style-name="P44">Numérotation des pages après le sommaire</text:p>
            </text:list-header>
          </text:list>
        </text:list-item>
        <text:list-item>
          <text:p text:style-name="P44">Minimum 20 pages – Maximum 30 pages </text:p>
          <text:list>
            <text:list-header>
              <text:p text:style-name="P44">Hors annexes</text:p>
            </text:list-header>
          </text:list>
        </text:list-item>
        <text:list-item>
          <text:p text:style-name="P44"><text:soft-page-break/>Annexes : entre 5 et 15 pages, avec sommaire et numérotation indépendante</text:p>
        </text:list-item>
        <text:list-item>
          <text:p text:style-name="P44">Impression recto-verso.</text:p>
        </text:list-item>
      </text:list>
      <text:p text:style-name="P38"/>
      <text:p text:style-name="P37">Mise en page / chartre graphique</text:p>
      <text:list text:style-name="L13">
        <text:list-item>
          <text:p text:style-name="P45">Idem compte-rendu TD/TP à minima (détails ci-dessous) :</text:p>
          <text:list>
            <text:list-header>
              <text:p text:style-name="P45">Page de garde :</text:p>
              <text:list>
                <text:list-item>
                  <text:p text:style-name="P45">Logos GRETA/IUT</text:p>
                </text:list-item>
                <text:list-item>
                  <text:p text:style-name="P45">Rappel de la section → BUT 3 2024-2025</text:p>
                </text:list-item>
                <text:list-item>
                  <text:p text:style-name="P45">Rappel de l’objet / du titre</text:p>
                </text:list-item>
                <text:list-item>
                  <text:p text:style-name="P45">Nom de l’intervenant</text:p>
                </text:list-item>
                <text:list-item>
                  <text:p text:style-name="P45">Matière concernée</text:p>
                </text:list-item>
                <text:list-item>
                  <text:p text:style-name="P45">Nom et prénom</text:p>
                </text:list-item>
              </text:list>
              <text:p text:style-name="P45">En-tête :</text:p>
              <text:list text:continue-numbering="true">
                <text:list-item>
                  <text:p text:style-name="P45">Logos GRETA/IUT</text:p>
                </text:list-item>
              </text:list>
              <text:p text:style-name="P45">Pied de page :</text:p>
              <text:list text:continue-numbering="true">
                <text:list-item>
                  <text:p text:style-name="P45">Numérotation, en bas à droite</text:p>
                </text:list-item>
                <text:list-item>
                  <text:p text:style-name="P45">Nom et prénom à gauche</text:p>
                </text:list-item>
                <text:list-item>
                  <text:p text:style-name="P45">Rappel section, objet / titre et année au centre</text:p>
                </text:list-item>
              </text:list>
              <text:p text:style-name="P45">Corps de texte :</text:p>
              <text:list text:continue-numbering="true">
                <text:list-item>
                  <text:p text:style-name="P45">Police : Arial 10 pts maximum.</text:p>
                </text:list-item>
                <text:list-item>
                  <text:p text:style-name="P45">Interligne : simple.</text:p>
                </text:list-item>
                <text:list-item>
                  <text:p text:style-name="P45">Format de paragraphe : justifié</text:p>
                </text:list-item>
                <text:list-item>
                  <text:p text:style-name="P45">Sommaire</text:p>
                  <text:list>
                    <text:list-header>
                      <text:p text:style-name="P45">Numérotation des pages après le sommaire</text:p>
                    </text:list-header>
                  </text:list>
                </text:list-item>
                <text:list-item>
                  <text:p text:style-name="P45">Minimum 20 pages – Maximum 30 pages </text:p>
                  <text:list>
                    <text:list-header>
                      <text:p text:style-name="P45">Hors annexes</text:p>
                    </text:list-header>
                  </text:list>
                </text:list-item>
                <text:list-item>
                  <text:p text:style-name="P45">Annexes : si nécessaire, avec sommaire et numérotation indépendante</text:p>
                </text:list-item>
              </text:list>
            </text:list-header>
          </text:list>
        </text:list-item>
        <text:list-item>
          <text:p text:style-name="P45">N’hésitez pas à enrichir en fonction de votre imagination</text:p>
        </text:list-item>
        <text:list-item>
          <text:p text:style-name="P45">Cartouche suivant, obligatoire en seconde de couverture, ainsi que les logos GRETA/IUT : </text:p>
          <text:list>
            <text:list-header>
              <text:p text:style-name="P45">Travail réalisé dans le cadre d’une mise en situation professionnelle support de l’enseignement gestion de projet/management/communication du BUT3 RT Parcours Cybersécurité session 24-25.</text:p>
            </text:list-header>
          </text:list>
        </text:list-item>
      </text:list>
      <text:p text:style-name="P46"/>
      <text:p text:style-name="P46"/>
      <text:list xml:id="list154217721306744" text:continue-list="list1060211258" text:style-name="L1">
        <text:list-item>
          <text:p text:style-name="P18"><text:bookmark-start text:name="__RefHeading___Toc395_377169772 Copie 1"/>Jalon 8 : Présentation finale client et <text:tab/>vidéo de démonstration<text:bookmark-end text:name="__RefHeading___Toc395_377169772 Copie 1"/></text:p>
        </text:list-item>
      </text:list>
      <text:p text:style-name="P47"><text:span text:style-name="T6"/></text:p>
      <text:p text:style-name="P48"><text:span text:style-name="T6">Introduction de la section :</text:span><text:span text:style-name="T1"> </text:span></text:p>
      <text:p text:style-name="P49">Cette section traite la partie relative au jalon <text:span text:style-name="T8">8</text:span> dans le document de cadrage</text:p>
      <text:list text:continue-list="list3327358910" text:style-name="L2">
        <text:list-item>
          <text:p text:style-name="P50"><text:span text:style-name="T1">Présentation finale client : </text:span><text:span text:style-name="T13">résumé syntétique de l’énoncé</text:span></text:p>
        </text:list-item>
        <text:list-item>
          <text:p text:style-name="P51">Vidéo de démonstration : [Corps de texte]</text:p>
        </text:list-item>
      </text:list>
      <text:p text:style-name="P19"/>
      <text:p text:style-name="P19"/>
      <text:list xml:id="list4217348971" text:style-name="L14">
        <text:list-item>
          <text:p text:style-name="P52"><text:bookmark-start text:name="__RefHeading___Toc399_377169772 Copie 4 Copie 1"/>Présentation finale client<text:bookmark-end text:name="__RefHeading___Toc399_377169772 Copie 4 Copie 1"/></text:p>
        </text:list-item>
      </text:list>
      <text:p text:style-name="P53"/>
      <text:list xml:id="list154217888353070" text:continue-list="list154217380689004" text:style-name="L4">
        <text:list-item text:start-value="1">
          <text:p text:style-name="P24"><text:bookmark-start text:name="__RefHeading___Toc554_377169772 Copie 1"/>Phase 1 : Soutenance orale (15 minutes<text:span text:style-name="T14">)</text:span><text:bookmark-end text:name="__RefHeading___Toc554_377169772 Copie 1"/></text:p>
        </text:list-item>
      </text:list>
      <text:p text:style-name="P54"/>
      <text:p text:style-name="P54">Le jury représente l’entreprise cliente qui auditionne les entreprises candidates répondant à l’appel à projet.</text:p>
      <text:list text:style-name="L15">
        <text:list-item>
          <text:p text:style-name="P55">Pour le jury l’objectif de cette soutenance est d’évaluer :</text:p>
          <text:list>
            <text:list-item>
              <text:p text:style-name="P55">La maîtrise du sujet</text:p>
            </text:list-item>
            <text:list-item>
              <text:p text:style-name="P55">Notre capacité d’expression orale</text:p>
            </text:list-item>
            <text:list-item>
              <text:p text:style-name="P55">Notre esprit de synthèse</text:p>
            </text:list-item>
            <text:list-item>
              <text:p text:style-name="P55">Notre capacité à co-écrire un mémoire et présenter une réponse en équipe</text:p>
            </text:list-item>
          </text:list>
        </text:list-item>
        <text:list-item>
          <text:p text:style-name="P55">Chaque personne joue un rôle : chef de projet, responsable technique, responsable documentation et administratif, responsable design et marketing</text:p>
        </text:list-item>
        <text:list-item>
          <text:p text:style-name="P55">Le temps de parole de chacun doit être équilibré</text:p>
        </text:list-item>
        <text:list-item>
          <text:p text:style-name="P55">Support : diaporama, qui sera évalué en tant que tel (fluidité, valeur ajoutée, respect de l’exercice demandé, etc)</text:p>
        </text:list-item>
      </text:list>
      <text:p text:style-name="P53"/>
      <text:p text:style-name="P56"/>
      <text:list text:continue-list="list154217888353070" text:style-name="L4">
        <text:list-item>
          <text:p text:style-name="P57"><text:bookmark-start text:name="__RefHeading___Toc554_377169772 Copie 1 Copie 1"/>Phase 2 : Questions – Réponses <text:span text:style-name="T14">(</text:span>10 minutes<text:span text:style-name="T14">)</text:span><text:bookmark-end text:name="__RefHeading___Toc554_377169772 Copie 1 Copie 1"/></text:p>
        </text:list-item>
      </text:list>
      <text:p text:style-name="P58"/>
      <text:p text:style-name="P56"><text:span text:style-name="T15">SUJETS :</text:span> L’échange avec les membres du jury portera sur la qualité des réalisations, les dimensionnements et les préconisations, ainsi que sur la cohérence des choix techniques et organisationnels. Des questions sur comment s’est déroulé et/ou a été vécu le projet pourront être posées (difficultés rencontrées, solutions apportées, etc)</text:p>
      <text:p text:style-name="P56"/>
      <text:p text:style-name="P56"><text:span text:style-name="T15">NOTATION :</text:span> Une note de groupe pour le mémoire, une note évaluant la prestation orale collective « projet » et une note évaluant la prestation orale « technico-commerciale », le tout modulée par une évaluation de la prestation individuelle.</text:p>
      <text:p text:style-name="P56"/>
      <text:p text:style-name="P59">CONDITIONS ORGANISATIONNELLES :</text:p>
      <text:list text:style-name="L16">
        <text:list-item>
          <text:p text:style-name="P60">Un ordinateur et un vidéo projecteur seront à disposition</text:p>
        </text:list-item>
        <text:list-item>
          <text:p text:style-name="P60">10 minutes de délibération du jury entre chaque groupe</text:p>
        </text:list-item>
        <text:list-item>
          <text:p text:style-name="P60">Le jury sera composé de membres de l’équipe pédagogique</text:p>
        </text:list-item>
        <text:list-item>
          <text:p text:style-name="P60">Document (le mémoire) à rendre en 1 exemplaire papier + 1 version électronique</text:p>
        </text:list-item>
      </text:list>
      <text:p text:style-name="P56"/>
      <text:list text:continue-numbering="true" text:style-name="L16">
        <text:list-item>
          <text:list>
            <text:list-item>
              <text:p text:style-name="P60"><text:soft-page-break/>Les exemplaires papiers doivent être adressés par voie postale ou déposés à l’adresse suivante : </text:p>
              <text:list>
                <text:list-header>
                  <text:p text:style-name="P60">GRETA ARDECHE-DROME, Service informatique</text:p>
                  <text:p text:style-name="P60">37-39 rue Barthélémy de Laffemas</text:p>
                  <text:p text:style-name="P60">BP 26, 26901 VALENCE CEDEX 9.</text:p>
                </text:list-header>
              </text:list>
            </text:list-item>
            <text:list-item>
              <text:p text:style-name="P60">La version électronique doit être adressée par mail au format PDF à l’adresse formations.numeriques@greta-0726.fr</text:p>
              <text:list>
                <text:list-header>
                  <text:p text:style-name="P60">Nommage : PTUT_BUT3_2425_grpN.pdf </text:p>
                </text:list-header>
              </text:list>
            </text:list-item>
          </text:list>
        </text:list-item>
      </text:list>
      <text:p text:style-name="P53"/>
      <text:p text:style-name="P61"/>
      <text:list text:continue-list="list4217348971" text:style-name="L14">
        <text:list-item>
          <text:p text:style-name="P62"><text:bookmark-start text:name="__RefHeading___Toc399_377169772 Copie 4 Copie 1 Copie 1"/>Vidéo de démonstration<text:bookmark-end text:name="__RefHeading___Toc399_377169772 Copie 4 Copie 1 Copie 1"/></text:p>
        </text:list-item>
      </text:list>
      <text:p text:style-name="P61"/>
      <text:p text:style-name="P53">À préciser</text:p>
      <text:p text:style-name="P53"/>
      <text:p text:style-name="P53"/>
      <text:list text:continue-list="list154217721306744" text:style-name="L1">
        <text:list-item>
          <text:p text:style-name="P63"><text:bookmark-start text:name="__RefHeading___Toc395_377169772 Copie 1 Copie 1"/>Jalon <text:span text:style-name="T16">9</text:span> : Proof Of Concept (POC)<text:bookmark-end text:name="__RefHeading___Toc395_377169772 Copie 1 Copie 1"/></text:p>
        </text:list-item>
      </text:list>
      <text:p text:style-name="P64"><text:span text:style-name="T6"/></text:p>
      <text:p text:style-name="P65">À préciser</text:p>
      <text:p text:style-name="P66"><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4ecd0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Cadrage des jalons 7, 8 et 9</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2T15:42:15.579000000</dc:date>
    <meta:editing-duration>PT1H33M56S</meta:editing-duration>
    <meta:editing-cycles>55</meta:editing-cycles>
    <meta:print-date>2025-01-02T15:35:12.815000000</meta:print-date>
    <meta:printed-by>Fichiers PDF</meta:printed-by>
    <meta:document-statistic meta:table-count="0" meta:image-count="7" meta:object-count="0" meta:page-count="10" meta:paragraph-count="172" meta:word-count="1727" meta:character-count="10338" meta:non-whitespace-character-count="8843"/>
  </office:meta>
</office:document-meta>
</file>